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text-align="center"/>
    </style:style>
    <style:style style:name="P2" style:family="paragraph">
      <loext:graphic-properties draw:fill="none" draw:fill-color="#ffffff"/>
    </style:style>
    <style:style style:name="gr1" style:family="graphic">
      <style:graphic-properties draw:textarea-horizontal-align="justify" draw:textarea-vertical-align="middle" draw:auto-grow-height="false" fo:min-height="2.831cm" fo:min-width="7.382cm"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005cm" fo:min-width="3.70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4.577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name="Shape1" draw:style-name="gr1" draw:text-style-name="P1" svg:width="7.383cm" svg:height="2.832cm" svg:x="1.05cm" svg:y="5.489cm"><text:p text:style-name="P1">No-SQL db(Redis)</text:p><draw:enhanced-geometry svg:viewBox="0 0 21600 21600" draw:type="rectangle" draw:enhanced-path="M 0 0 L 21600 0 21600 21600 0 21600 0 0 Z N"/></draw:custom-shape><draw:custom-shape text:anchor-type="paragraph" draw:z-index="1" draw:name="Shape1" draw:style-name="gr1" draw:text-style-name="P1" svg:width="7.383cm" svg:height="2.832cm" svg:x="16.051cm" svg:y="5.489cm"><text:p text:style-name="P1">RDBMS (PSQL)</text:p><draw:enhanced-geometry svg:viewBox="0 0 21600 21600" draw:type="rectangle" draw:enhanced-path="M 0 0 L 21600 0 21600 21600 0 21600 0 0 Z N"/></draw:custom-shape><draw:line text:anchor-type="paragraph" draw:z-index="2" draw:name="Shape2" draw:style-name="gr2" draw:text-style-name="P1" svg:x1="4.119cm" svg:y1="1.917cm" svg:x2="4.119cm" svg:y2="5.489cm"><text:p/></draw:line><draw:line text:anchor-type="paragraph" draw:z-index="3" draw:name="Shape2" draw:style-name="gr2" draw:text-style-name="P1" svg:x1="20.121cm" svg:y1="1.944cm" svg:x2="20.121cm" svg:y2="5.516cm"><text:p/></draw:line><draw:frame text:anchor-type="paragraph" draw:z-index="4" draw:name="Shape3" draw:style-name="gr3" draw:text-style-name="P2" svg:width="3.917cm" svg:height="0.9cm" svg:x="4.489cm" svg:y="2.738cm"><draw:text-box><text:p>DB Read operation</text:p></draw:text-box></draw:frame><draw:frame text:anchor-type="paragraph" draw:z-index="5" draw:name="Shape4" draw:style-name="gr4" draw:text-style-name="P2" svg:width="4.525cm" svg:height="0.821cm" svg:x="20.549cm" svg:y="2.42cm"><draw:text-box><text:p>DB write operation</text:p></draw:text-box></draw:frame><draw:line text:anchor-type="paragraph" draw:z-index="6" draw:name="Shape5" draw:style-name="gr2" draw:text-style-name="P1" svg:x1="16.051cm" svg:y1="6.389cm" svg:x2="8.431cm" svg:y2="6.389cm"><text:p/></draw:line><draw:frame text:anchor-type="paragraph" draw:z-index="7" draw:name="Shape6" draw:style-name="gr5" draw:text-style-name="P2" svg:width="6.774cm" svg:height="1.463cm" svg:x="9.013cm" svg:y="6.865cm"><draw:text-box><text:p>Update redis cache with a task queuing service (RabbitMQ-celery)</text:p></draw:text-box></draw:frame><draw:custom-shape text:anchor-type="paragraph" draw:z-index="8" draw:name="Shape7" draw:style-name="gr6" draw:text-style-name="P1" svg:width="3.705cm" svg:height="1.006cm" svg:x="18.406cm" svg:y="0.912cm"><text:p text:style-name="P1">Queuing service </text:p><draw:enhanced-geometry svg:viewBox="0 0 21600 21600" draw:type="rectangle" draw:enhanced-path="M 0 0 L 21600 0 21600 21600 0 21600 0 0 Z N"/></draw:custom-shape><draw:frame text:anchor-type="paragraph" draw:z-index="9" draw:name="Shape8" draw:style-name="gr7" draw:text-style-name="P2" svg:width="23.522cm" svg:height="4.578cm" svg:x="0.811cm" svg:y="10.252cm"><draw:text-box><text:p>Write operation: All write operations to database are queued using an AMPQ service. Then these tasks are given to database in a sequential order to avoid two write operations from accessing same record at once.</text:p><text:p/><text:p>Read operation: <text:s/>A No SQL database is used as cache as these are faster than rdbms and write operations are redirected to this cache. This No SQL database is updated with an AMPQ service which put write operations in a queue and then update No-SQL database in a specified interval of time.</text:p><text: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08:43.902235466</meta:creation-date>
    <dc:date>2018-05-16T18:28:50.967180708</dc:date>
    <meta:editing-duration>PT9M5S</meta:editing-duration>
    <meta:editing-cycles>1</meta:editing-cycles>
    <meta:document-statistic meta:table-count="0" meta:image-count="0" meta:object-count="0" meta:page-count="1" meta:paragraph-count="0" meta:word-count="0" meta:character-count="0" meta:non-whitespace-character-count="0"/>
    <meta:generator>LibreOffice/5.1.6.2$Linux_X86_64 LibreOffice_project/10m0$Build-2</meta:generator>
  </office:meta>
</office:document-meta>
</file>